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Preformatted_20_Text">
      <style:text-properties officeooo:rsid="001da9bc" officeooo:paragraph-rsid="001da9bc"/>
    </style:style>
    <style:style style:name="P2" style:family="paragraph" style:parent-style-name="Standard">
      <style:text-properties officeooo:rsid="001da9bc" officeooo:paragraph-rsid="001da9bc"/>
    </style:style>
    <style:style style:name="P3" style:family="paragraph" style:parent-style-name="Standard">
      <style:text-properties fo:color="#000000" loext:opacity="100%" fo:font-size="12pt" fo:font-weight="bold" officeooo:rsid="001da9bc" officeooo:paragraph-rsid="001da9b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bold" officeooo:paragraph-rsid="001f399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1def61" officeooo:paragraph-rsid="001def61"/>
    </style:style>
    <style:style style:name="P6" style:family="paragraph" style:parent-style-name="Standard">
      <style:text-properties officeooo:rsid="001f3993" officeooo:paragraph-rsid="001f3993"/>
    </style:style>
    <style:style style:name="P7" style:family="paragraph" style:parent-style-name="Standard">
      <style:text-properties officeooo:paragraph-rsid="001f3993"/>
    </style:style>
    <style:style style:name="P8" style:family="paragraph" style:parent-style-name="Standard">
      <style:text-properties fo:font-size="12pt" fo:font-weight="bold" officeooo:paragraph-rsid="001f3993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fo:font-size="12pt" fo:font-weight="bold" officeooo:rsid="002351dd" officeooo:paragraph-rsid="002351d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fo:font-size="12pt" fo:font-weight="bold" officeooo:rsid="002534ff" officeooo:paragraph-rsid="002534f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font-name="source-code-pr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" style:family="text">
      <style:text-properties fo:font-variant="normal" fo:text-transform="none" fo:color="#232629" loext:opacity="100%" style:font-name="ui-monospac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font-name="Menlo" fo:letter-spacing="normal" fo:font-style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f3993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ezar con react</text:p>
      <text:p text:style-name="P2"/>
      <text:p text:style-name="P2">Para empezar tenemos que crear una carpeta donde guardaremos la carpeta del proyecto, una vez creada ejecutamos este comando en la terminal de nuestro programa usado para trabajar</text:p>
      <text:p text:style-name="P2"/>
      <text:p text:style-name="P1"><text:span text:style-name="Source_20_Text"><text:span text:style-name="T1">npx create-react-app my-app</text:span></text:span></text:p>
      <text:p text:style-name="P3"/>
      <text:p text:style-name="P2">(my-app es el nombre que tendrá la carpeta al crearse)</text:p>
      <text:p text:style-name="P2"/>
      <text:p text:style-name="P5">Tras crearse la carpeta escribimos:<text:span text:style-name="T4"> cd my-app</text:span> y seguidamente <text:span text:style-name="T4">npm-start</text:span>, de esta manera iniciaremos nuestra aplicación</text:p>
      <text:p text:style-name="P5"/>
      <text:p text:style-name="P6">Comandos a usar:</text:p>
      <text:p text:style-name="P7"><text:span text:style-name="T6"><text:s/></text:span><text:span text:style-name="T2">npm install react-router-dom</text:span><text:span text:style-name="T5"> </text:span></text:p>
      <text:p text:style-name="P8"/>
      <text:p text:style-name="P4"><text:span text:style-name="T3">npm install axios</text:span> </text:p>
      <text:p text:style-name="P4"/>
      <text:p text:style-name="P9">npm install bootstrap</text:p>
      <text:p text:style-name="P9"/>
      <text:p text:style-name="P10">npm install sass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9:59:36.667000000</meta:creation-date>
    <dc:date>2022-11-07T11:47:07.469000000</dc:date>
    <meta:editing-duration>PT1H15M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0" meta:word-count="75" meta:character-count="495" meta:non-whitespace-character-count="427"/>
  </office:meta>
</office:document-meta>
</file>